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false"/>
    </style:style>
    <style:style style:name="P2" style:family="paragraph" style:parent-style-name="Heading_20_1">
      <style:paragraph-properties fo:margin-top="0cm" fo:margin-bottom="0cm" loext:contextual-spacing="false"/>
      <style:text-properties fo:color="#000000" style:font-name="Calibri" fo:font-size="12pt" style:font-size-asian="12pt" style:font-name-complex="Calibri1" style:font-size-complex="12pt"/>
    </style:style>
    <style:style style:name="P3" style:family="paragraph" style:parent-style-name="Standard">
      <style:text-properties fo:language="nb" fo:country="NO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language="nb" fo:country="NO"/>
    </style:style>
    <style:style style:name="T2" style:family="text">
      <style:text-properties fo:color="#000000" style:font-name="Calibri" fo:font-size="12pt" style:font-size-asian="12pt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Kvensk institutt,</text:span><text:bookmark text:name="_GoBack"/><text:span text:style-name="T1"> nettside / Info om Menneskerettigheter på kvensk </text:span></text:p>
      <text:p text:style-name="Standard"><text:span text:style-name="T1">Oversatt til kvensk av Kainun institutti – Kvensk institutt 20.03.2019 Pirjo Paavalniemi</text:span></text:p>
      <text:p text:style-name="P3"/>
      <text:p text:style-name="P3"/>
      <text:h text:style-name="P1" text:outline-level="1">Ihmisoikkeuet kvääniksi</text:h>
      <text:h text:style-name="P2" text:outline-level="1"/>
      <text:h text:style-name="P1" text:outline-level="1"><text:span text:style-name="T2">Ykn ihmisoikkeuksiin korkkeekomissääri oon saanu kvääninkielisen käänöksen ihmisoikkeusjulistuksesta vuoelta 1948 jonka Kainun institutti oon kääntäny. Kvääniksi julistuksen nimi oon Ihmisoikkeusdeklarasjuuni.</text:span></text:h>
      <text:p text:style-name="Standard"/>
      <text:h text:style-name="P1" text:outline-level="1"><text:span text:style-name="T2">Vuona 2009 laittoi julistus mailmanrekordin ko se oli enniiten käänetty dokumentti mailmassa. Silloin oli dokumentin käänetty yli 300 kielele. Hiljemin oon tullu lissää käänöksiä, ja nyt niitä oon yhtheensä 518.</text:span></text:h>
      <text:p text:style-name="Standard"/>
      <text:p text:style-name="Standard"/>
      <text:p text:style-name="Standard">Ihmisoikkeusdeklarasjuuni kvääniksi, kääntäny Kainun institutti.</text:p>
      <text:p text:style-name="Standard"/>
      <text:p text:style-name="Standard"/>
      <text:p text:style-name="Standard">Lähtheet: NHRI, Norjan ihmisoikkeuksiitten institusjuuni</text:p>
      <text:p text:style-name="Standard"/>
      <text:p text:style-name="Standard"/>
      <text:p text:style-name="Standard">Universal Declaration of Human Rights på kvensk https://www.ohchr.org/EN/UDHR/Pages/Language.aspx?LangID=fkv</text:p>
      <text:p text:style-name="Standard"/>
      <text:p text:style-name="Standard"/>
      <text:p text:style-name="Standard"/>
      <text:h text:style-name="P1" text:outline-level="1"><text:span text:style-name="T1">Menneskerettigheter på kvensk</text:span></text:h>
      <text:p text:style-name="P3"/>
      <text:p text:style-name="Standard"><text:span text:style-name="T1">FNs høykommissær for menneskerettigheter har fått oversatt menneskerettighetserklæringen fra 1948 til kvensk, med oversettelseshjelp fra Kainun institutti - Kvensk institutt. På kvensk heter erklæringen Ihmisoikkeusdeklarasjuuni.</text:span></text:p>
      <text:p text:style-name="P3"/>
      <text:p text:style-name="Standard"><text:soft-page-break/><text:span text:style-name="T1">I 2009 satte erklæringen verdensrekord som det mest oversatte dokumentet i verden. På dette tidspunktet var dokumentet oversatt til over 300 språk. Senere har antallet oversettelser økt til 518.</text:span></text:p>
      <text:p text:style-name="P3"/>
      <text:p text:style-name="P3"/>
      <text:p text:style-name="Standard"><text:span text:style-name="T1">Menneskerettighetserklæringen på kvensk, oversatt av Kainun institutti - Kvensk institutt. [kuvateksti]</text:span></text:p>
      <text:p text:style-name="P3"/>
      <text:p text:style-name="P3"/>
      <text:p text:style-name="Standard"><text:span text:style-name="T1">Kilde: NHRI, Norjan ihmisoikkeuksiitten institusjuuni</text:span></text:p>
      <text:p text:style-name="P3"/>
      <text:p text:style-name="P3"/>
      <text:p text:style-name="Standard"><text:span text:style-name="T1">Universal Declaration of Human Rights på kvensk https://www.ohchr.org/EN/UDHR/Pages/Language.aspx?LangID=fk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i" fo:country="FI" style:letter-kerning="false" style:font-name-asian="맑은 고딕" style:font-size-asian="12pt" style:language-asian="ko" style:country-asian="KR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2pt" fo:language="fi" fo:country="FI" style:letter-kerning="false" style:font-name-asian="맑은 고딕" style:font-size-asian="12pt" style:language-asian="ko" style:country-asian="KR" style:font-name-complex="Arial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맑은 고딕" style:font-family-asian="'맑은 고딕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맑은 고딕" style:font-family-asian="'맑은 고딕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Merknadstekst_20_Tegn" style:display-name="Merknadstekst Tegn" style:family="text" style:parent-style-name="Default_20_Paragraph_20_Font">
      <style:text-properties fo:font-size="10pt" style:font-size-asian="10pt" style:font-size-complex="10pt"/>
    </style:style>
    <style:style style:name="Kommentaremne_20_Tegn" style:display-name="Kommentaremne Tegn" style:family="text" style:parent-style-name="Merknadstekst_20_Tegn">
      <style:text-properties fo:font-size="10pt" fo:font-weight="bold" style:font-size-asian="10pt" style:font-weight-asian="bold" style:font-size-complex="10pt" style:font-weight-complex="bold"/>
    </style:style>
    <style:style style:name="Bobletekst_20_Tegn" style:display-name="Bobletekst Tegn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rvi Haavisto</meta:initial-creator>
    <dc:creator>Pirjo Paavalniemi</dc:creator>
    <meta:editing-cycles>8</meta:editing-cycles>
    <meta:creation-date>2019-03-19T12:16:00</meta:creation-date>
    <dc:date>2019-03-21T11:08:00</dc:date>
    <meta:editing-duration>PT21M</meta:editing-duration>
    <meta:generator>LibreOffice/6.4.6.2$Linux_X86_64 LibreOffice_project/40$Build-2</meta:generator>
    <meta:document-statistic meta:table-count="0" meta:image-count="0" meta:object-count="0" meta:page-count="2" meta:paragraph-count="14" meta:word-count="171" meta:character-count="1542" meta:non-whitespace-character-count="1383"/>
    <meta:user-defined meta:name="AppVersion">16.0000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